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Gargi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>
      <style:paragraph-properties fo:margin-left="0.471cm" fo:margin-right="0cm" fo:margin-top="0cm" fo:margin-bottom="0cm" loext:contextual-spacing="false" fo:orphans="2" fo:widows="2" fo:text-indent="0cm" style:auto-text-indent="false"/>
      <style:text-properties fo:font-variant="normal" fo:text-transform="none" fo:color="#111111" style:font-name="Gargi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margin-left="0.471cm" fo:margin-right="0cm" fo:margin-top="0cm" fo:margin-bottom="0cm" loext:contextual-spacing="false" fo:orphans="2" fo:widows="2" fo:text-indent="0cm" style:auto-text-indent="false"/>
      <style:text-properties fo:font-variant="normal" fo:text-transform="none" fo:color="#111111" style:font-name="Gargi" fo:font-size="12pt" fo:letter-spacing="normal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paragraph-properties fo:margin-left="0.471cm" fo:margin-right="0cm" fo:margin-top="0cm" fo:margin-bottom="0cm" loext:contextual-spacing="false" fo:orphans="2" fo:widows="2" fo:text-indent="0cm" style:auto-text-indent="false"/>
      <style:text-properties fo:font-variant="normal" fo:text-transform="none" fo:color="#ed1c24" style:font-name="Gargi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left="0.471cm" fo:margin-right="0cm" fo:orphans="2" fo:widows="2" fo:text-indent="0cm" style:auto-text-indent="false"/>
      <style:text-properties fo:font-variant="normal" fo:text-transform="none" fo:color="#111111" style:font-name="Gargi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style="normal"/>
    </style:style>
    <style:style style:name="T2" style:family="text">
      <style:text-properties style:font-name="open sans" fo:font-size="16pt" fo:font-style="normal"/>
    </style:style>
    <style:style style:name="T3" style:family="text">
      <style:text-properties style:font-name="open sans" fo:font-size="16pt" fo:font-style="normal" fo:font-weight="normal"/>
    </style:style>
    <style:style style:name="T4" style:family="text">
      <style:text-properties fo:font-size="16pt" fo:font-style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123847" text:style-name="L1">
        <text:list-item>
          <text:p text:style-name="P4">Write Java code to define List . Insert 5 floating point numbers in List, and using an iterator, find the sum of the numbers in List.</text:p>
        </text:list-item>
        <text:list-item>
          <text:p text:style-name="P2">Write a method that takes a string and returns the number of unique characters in the string.</text:p>
        </text:list-item>
        <text:list-item>
          <text:p text:style-name="P2">Write a method that takes a string and print the number of occurrence of each character characters in the string.</text:p>
        </text:list-item>
        <text:list-item>
          <text:p text:style-name="P3"><text:span text:style-name="T1"><text:s/>Write a program to sort HashMap by value.</text:span></text:p>
        </text:list-item>
        <text:list-item>
          <text:p text:style-name="P4">Write a program to sort Employee objects based on highest salary using Comparator. Employee class{ Double Age; Double Salary; String Name</text:p>
        </text:list-item>
        <text:list-item>
          <text:p text:style-name="P4">Write a program to sort the Student objects based on Score , if the score are same then sort on First Name . Class Student{ String Name; Double Score; Double Age</text:p>
        </text:list-item>
        <text:list-item>
          <text:p text:style-name="P2">Print the elements of an array in the decreasing frequency if 2 numbers have same frequency then print the one which came first.</text:p>
        </text:list-item>
        <text:list-item>
          <text:p text:style-name="P5">Design a Data Structure SpecialStack that supports all the stack operations like push(), pop(), isEmpty(), isFull() and an additional operation getMin() which should return minimum element from the SpecialStack. (Expected complexity -O(1)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17:46.463884356</meta:creation-date>
    <dc:date>2020-02-20T20:00:19.509867040</dc:date>
    <meta:editing-duration>PT4H47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86" meta:character-count="1062" meta:non-whitespace-character-count="891"/>
  </office:meta>
</office:document-meta>
</file>